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5.49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70.3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147.46pt"/>
    </style:style>
    <style:style style:name="co7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3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3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4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35" style:family="table-cell" style:parent-style-name="Pivot_20_Table_20_Value" style:data-style-name="N4"/>
    <style:style style:name="ce36" style:family="table-cell" style:parent-style-name="Pivot_20_Table_20_Value" style:data-style-name="N0"/>
    <style:style style:name="ce37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3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0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41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4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3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# of connections</text:p>
          </table:table-cell>
          <table:table-cell office:value-type="string" calcext:value-type="string">
            <text:p>IO Size (GB)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Throughput (MB/s)</text:p>
          </table:table-cell>
        </table:table-row>
        <table:table-row table:style-name="ro1">
          <table:table-cell office:value-type="string" calcext:value-type="string">
            <text:p>Mon Mar 21 17:02:48 20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4.597" calcext:value-type="float">
            <text:p>774.60</text:p>
          </table:table-cell>
          <table:table-cell table:formula="of:=[.C2]*1024/[.D2]" office:value-type="float" office:value="5.28791100404468" calcext:value-type="float">
            <text:p>5.29</text:p>
          </table:table-cell>
        </table:table-row>
        <table:table-row table:style-name="ro1">
          <table:table-cell office:value-type="string" calcext:value-type="string">
            <text:p>Mon Mar 21 17:15:52 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5.277" calcext:value-type="float">
            <text:p>325.28</text:p>
          </table:table-cell>
          <table:table-cell table:formula="of:=[.C3]*1024/[.D3]" office:value-type="float" office:value="12.5923443711052" calcext:value-type="float">
            <text:p>12.59</text:p>
          </table:table-cell>
        </table:table-row>
        <table:table-row table:style-name="ro1">
          <table:table-cell office:value-type="string" calcext:value-type="string">
            <text:p>Mon Mar 21 17:21:25 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8.285" calcext:value-type="float">
            <text:p>338.29</text:p>
          </table:table-cell>
          <table:table-cell table:formula="of:=[.C4]*1024/[.D4]" office:value-type="float" office:value="12.1081336742687" calcext:value-type="float">
            <text:p>12.11</text:p>
          </table:table-cell>
        </table:table-row>
        <table:table-row table:style-name="ro1">
          <table:table-cell office:value-type="string" calcext:value-type="string">
            <text:p>Mon Mar 21 17:27:14 20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0.481" calcext:value-type="float">
            <text:p>650.48</text:p>
          </table:table-cell>
          <table:table-cell table:formula="of:=[.C5]*1024/[.D5]" office:value-type="float" office:value="6.29687877124774" calcext:value-type="float">
            <text:p>6.30</text:p>
          </table:table-cell>
        </table:table-row>
        <table:table-row table:style-name="ro1">
          <table:table-cell office:value-type="string" calcext:value-type="string">
            <text:p>Mon Mar 21 17:38:17 20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.402" calcext:value-type="float">
            <text:p>600.40</text:p>
          </table:table-cell>
          <table:table-cell table:formula="of:=[.C6]*1024/[.D6]" office:value-type="float" office:value="6.82209586243883" calcext:value-type="float">
            <text:p>6.82</text:p>
          </table:table-cell>
        </table:table-row>
        <table:table-row table:style-name="ro1">
          <table:table-cell office:value-type="string" calcext:value-type="string">
            <text:p>Mon Mar 21 17:48:21 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5.377" calcext:value-type="float">
            <text:p>325.38</text:p>
          </table:table-cell>
          <table:table-cell table:formula="of:=[.C7]*1024/[.D7]" office:value-type="float" office:value="12.5884742928972" calcext:value-type="float">
            <text:p>12.59</text:p>
          </table:table-cell>
        </table:table-row>
        <table:table-row table:style-name="ro1">
          <table:table-cell office:value-type="string" calcext:value-type="string">
            <text:p>Mon Mar 21 17:53:54 20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82.471" calcext:value-type="float">
            <text:p>882.47</text:p>
          </table:table-cell>
          <table:table-cell table:formula="of:=[.C8]*1024/[.D8]" office:value-type="float" office:value="4.64151229898773" calcext:value-type="float">
            <text:p>4.64</text:p>
          </table:table-cell>
        </table:table-row>
        <table:table-row table:style-name="ro1">
          <table:table-cell office:value-type="string" calcext:value-type="string">
            <text:p>Mon Mar 21 18:08:43 20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5.733" calcext:value-type="float">
            <text:p>425.73</text:p>
          </table:table-cell>
          <table:table-cell table:formula="of:=[.C9]*1024/[.D9]" office:value-type="float" office:value="9.62105357113496" calcext:value-type="float">
            <text:p>9.62</text:p>
          </table:table-cell>
        </table:table-row>
        <table:table-row table:style-name="ro1">
          <table:table-cell office:value-type="string" calcext:value-type="string">
            <text:p>Mon Mar 21 18:16:01 20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7.4" calcext:value-type="float">
            <text:p>527.40</text:p>
          </table:table-cell>
          <table:table-cell table:formula="of:=[.C10]*1024/[.D10]" office:value-type="float" office:value="7.76640121350019" calcext:value-type="float">
            <text:p>7.77</text:p>
          </table:table-cell>
        </table:table-row>
      </table:table>
      <table:table table:name="Pivot Table_out_1" table:style-name="ta1">
        <table:table-column table:style-name="co6" table:default-cell-style-name="ce24"/>
        <table:table-column table:style-name="co7" table:default-cell-style-name="ce29"/>
        <table:table-column table:style-name="co4" table:default-cell-style-name="ce35"/>
        <table:table-column table:style-name="co4" table:default-cell-style-name="ce41"/>
        <table:table-row table:style-name="ro1">
          <table:table-cell table:style-name="ce21"/>
          <table:table-cell table:style-name="ce26" office:value-type="string" calcext:value-type="string">
            <text:p># of connections</text:p>
          </table:table-cell>
          <table:table-cell table:style-name="ce32"/>
          <table:table-cell table:style-name="ce38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</table:table-row>
        <table:table-row table:style-name="ro1">
          <table:table-cell table:style-name="ce23" office:value-type="string" calcext:value-type="string">
            <text:p>Average - Throughput (MB/s)</text:p>
          </table:table-cell>
          <table:table-cell table:style-name="ce28" office:value-type="float" office:value="5.40876735809338" calcext:value-type="float">
            <text:p>5.41</text:p>
          </table:table-cell>
          <table:table-cell table:style-name="ce34" office:value-type="float" office:value="8.06985021569133" calcext:value-type="float">
            <text:p>8.07</text:p>
          </table:table-cell>
          <table:table-cell table:style-name="ce40" office:value-type="float" office:value="12.4296507794237" calcext:value-type="float">
            <text:p>12.43</text:p>
          </table:table-cell>
        </table:table-row>
        <table:table-row table:style-name="ro1">
          <table:table-cell office:value-type="string" calcext:value-type="string">
            <text:p>StDev - Throughput (MB/s)</text:p>
          </table:table-cell>
          <table:table-cell office:value-type="float" office:value="0.834274674856012" calcext:value-type="float">
            <text:p>0.83</text:p>
          </table:table-cell>
          <table:table-cell office:value-type="float" office:value="1.42393891598814" calcext:value-type="float">
            <text:p>1.42</text:p>
          </table:table-cell>
          <table:table-cell office:value-type="float" office:value="0.27844870453413" calcext:value-type="float">
            <text:p>0.28</text:p>
          </table:table-cell>
        </table:table-row>
        <table:table-row table:style-name="ro1">
          <table:table-cell office:value-type="string" calcext:value-type="string">
            <text:p>Average - Total Time</text:p>
          </table:table-cell>
          <table:table-cell office:value-type="float" office:value="769.183" calcext:value-type="float">
            <text:p>769.18</text:p>
          </table:table-cell>
          <table:table-cell office:value-type="float" office:value="517.845" calcext:value-type="float">
            <text:p>517.85</text:p>
          </table:table-cell>
          <table:table-cell office:value-type="float" office:value="329.646333333333" calcext:value-type="float">
            <text:p>329.65</text:p>
          </table:table-cell>
        </table:table-row>
        <table:table-row table:style-name="ro1">
          <table:table-cell office:value-type="string" calcext:value-type="string">
            <text:p>StDev - Total Time</text:p>
          </table:table-cell>
          <table:table-cell office:value-type="float" office:value="116.089722077366" calcext:value-type="float">
            <text:p>116.09</text:p>
          </table:table-cell>
          <table:table-cell office:value-type="float" office:value="87.7256428246619" calcext:value-type="float">
            <text:p>87.73</text:p>
          </table:table-cell>
          <table:table-cell office:value-type="float" office:value="7.48147186944589" calcext:value-type="float">
            <text:p>7.48</text:p>
          </table:table-cell>
        </table:table-row>
        <table:table-row table:style-name="ro1">
          <table:table-cell office:value-type="string" calcext:value-type="string">
            <text:p>Average - IO Size (GB)</text:p>
          </table:table-cell>
          <table:table-cell table:style-name="ce30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1">
          <table:table-cell table:style-name="ce25" office:value-type="string" calcext:value-type="string">
            <text:p>Count - IO Size (GB)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D8" table:buttons="'Pivot Table_out_1'.A2 'Pivot Table_out_1'.B1" table:grand-total="none" table:show-filter-button="false">
          <table:source-cell-range table:cell-range-address="out.A1:out.E10"/>
          <table:data-pilot-field table:source-field-name="# of connections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Throughput (MB/s)" table:orientation="data" table:used-hierarchy="0" table:function="average">
            <table:data-pilot-level table:show-empty="false" calcext:repeat-item-labels="false">
              <table:data-pilot-members>
                <table:data-pilot-member table:name="4.64" table:display="true" table:show-details="true"/>
                <table:data-pilot-member table:name="5.29" table:display="true" table:show-details="true"/>
                <table:data-pilot-member table:name="6.30" table:display="true" table:show-details="true"/>
                <table:data-pilot-member table:name="6.82" table:display="true" table:show-details="true"/>
                <table:data-pilot-member table:name="7.77" table:display="true" table:show-details="true"/>
                <table:data-pilot-member table:name="9.62" table:display="true" table:show-details="true"/>
                <table:data-pilot-member table:name="12.11" table:display="true" table:show-details="true"/>
                <table:data-pilot-member table:name="12.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oughput (MB/s)" table:orientation="data" table:used-hierarchy="-1" table:function="stdev">
            <table:data-pilot-level calcext:repeat-item-labels="false"/>
          </table:data-pilot-field>
          <table:data-pilot-field table:source-field-name="Total Time" table:orientation="data" table:used-hierarchy="0" table:function="average">
            <table:data-pilot-level table:show-empty="false" calcext:repeat-item-labels="false">
              <table:data-pilot-members>
                <table:data-pilot-member table:name="325.28" table:display="true" table:show-details="true"/>
                <table:data-pilot-member table:name="325.38" table:display="true" table:show-details="true"/>
                <table:data-pilot-member table:name="338.29" table:display="true" table:show-details="true"/>
                <table:data-pilot-member table:name="425.73" table:display="true" table:show-details="true"/>
                <table:data-pilot-member table:name="527.40" table:display="true" table:show-details="true"/>
                <table:data-pilot-member table:name="600.40" table:display="true" table:show-details="true"/>
                <table:data-pilot-member table:name="650.48" table:display="true" table:show-details="true"/>
                <table:data-pilot-member table:name="774.60" table:display="true" table:show-details="true"/>
                <table:data-pilot-member table:name="882.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-1" table:function="stdev">
            <table:data-pilot-level calcext:repeat-item-labels="false"/>
          </table:data-pilot-field>
          <table:data-pilot-field table:source-field-name="IO Size (GB)" table:orientation="data" table:used-hierarchy="0" table:function="average">
            <table:data-pilot-level table:show-empty="false" calcext:repeat-item-labels="false">
              <table:data-pilot-members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O Size (GB)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12T18:28:55.215406277</dc:date>
    <meta:editing-duration>PT3M47S</meta:editing-duration>
    <meta:editing-cycles>2</meta:editing-cycles>
    <meta:generator>LibreOffice/6.0.7.3$Linux_X86_64 LibreOffice_project/00m0$Build-3</meta:generator>
    <meta:document-statistic meta:table-count="2" meta:cell-count="79" meta:object-count="0"/>
  </office:meta>
</office:document-meta>
</file>